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A">Sample Chapter Ooo</text:p>
      <text:p text:style-name="Body"/>
      <text:p text:style-name="Body">This is some lipsum dorlorlem paragraph text. <text:s/>Isn't it pretty? <text:s/>This is some lipsum dorlorlem paragraph text. <text:s/>Isn't it pretty? <text:s/>This is some lipsum dorlorlem paragraph text. <text:s/>Isn't it pretty? This is some lipsum dorlorlem paragraph text. <text:s/>Isn't it pretty? This is some lipsum dorlorlem paragraph text. <text:s/>Isn't it pretty?This is some lipsum dorlorlem paragraph text. <text:s/>Isn't it pretty?</text:p>
      <text:p text:style-name="Body"/>
      <text:p text:style-name="Body">Here is some code:</text:p>
      <text:p text:style-name="Standard"/>
      <text:p text:style-name="CodeB_20_Indent">def main():</text:p>
      <text:p text:style-name="CodeB_20_Indent"><text:s text:c="4"/>print 'foo'</text:p>
      <text:p text:style-name="CodeB_20_Indent"><text:s text:c="4"/>sys.exit(1)</text:p>
      <text:p text:style-name="Body"/>
      <text:p text:style-name="Body">That was fun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fo:line-height="150%" fo:orphans="2" fo:widows="2"/>
      <style:text-properties style:use-window-font-color="true" style:font-name="Arial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fo:line-height="150%" fo:orphans="2" fo:widows="2"/>
      <style:text-properties style:use-window-font-color="true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fo:line-height="150%" fo:orphans="2" fo:widows="2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fo:line-height="150%" fo:orphans="2" fo:widows="2" fo:padding="0.05in" fo:border-left="none" fo:border-right="none" fo:border-top="0.0071in solid #000000" fo:border-bottom="none" style:shadow="none" style:join-border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fo:line-height="150%" fo:orphans="2" fo:widows="2" fo:padding="0.05in" fo:border-left="none" fo:border-right="none" fo:border-top="none" fo:border-bottom="0.0071in solid #000000" style:shadow="none" style:join-border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fo:line-height="150%" fo:orphans="2" fo:widows="2" fo:padding="0.05in" fo:border-left="none" fo:border-right="none" fo:border-top="0.0071in solid #000000" fo:border-bottom="0.0071in solid #000000" style:shadow="none" style:join-border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fo:line-height="150%" fo:orphans="2" fo:widows="2" fo:padding="0.05in" fo:border-left="none" fo:border-right="none" fo:border-top="0.0071in solid #000000" fo:border-bottom="none" style:shadow="none" style:join-border="false"/>
      <style:text-properties style:use-window-font-color="true" style:font-name="Courier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fo:line-height="150%" fo:orphans="2" fo:widows="2" fo:padding="0.05in" fo:border-left="none" fo:border-right="none" fo:border-top="none" fo:border-bottom="0.0071in solid #000000" style:shadow="none" style:join-border="false"/>
      <style:text-properties style:use-window-font-color="true" style:font-name="Courier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fo:line-height="150%" fo:orphans="2" fo:widows="2" fo:padding="0.05in" fo:border-left="none" fo:border-right="none" fo:border-top="0.0071in solid #000000" fo:border-bottom="0.0071in solid #000000" style:shadow="none" style:join-border="false"/>
      <style:text-properties style:use-window-font-color="true" style:font-name="Courier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Note" style:family="paragraph" style:next-style-name="Body">
      <style:paragraph-properties fo:margin-left="0.5in" fo:margin-right="0in" fo:margin-top="0.0835in" fo:margin-bottom="0.0835in" fo:line-height="150%" fo:orphans="2" fo:widows="2" fo:text-indent="-0.5in" style:auto-text-indent="false"/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List_20_Plain" style:display-name="List Plain" style:family="paragraph">
      <style:paragraph-properties fo:margin-left="0.25in" fo:margin-right="0in" fo:margin-top="0.0417in" fo:margin-bottom="0.0417in" fo:line-height="150%" fo:orphans="2" fo:widows="2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fo:line-height="150%" fo:orphans="2" fo:widows="2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fo:line-height="150%" fo:orphans="2" fo:widows="2" fo:text-indent="0in" style:auto-text-indent="false" fo:padding="0.05in" fo:border-left="none" fo:border-right="none" fo:border-top="0.0071in solid #000000" fo:border-bottom="none" style:shadow="none" style:join-border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fo:line-height="150%" fo:orphans="2" fo:widows="2" fo:text-indent="0in" style:auto-text-indent="false" fo:padding="0.05in" fo:border-left="none" fo:border-right="none" fo:border-top="none" fo:border-bottom="0.0071in solid #000000" style:shadow="none" style:join-border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fo:line-height="150%" fo:orphans="2" fo:widows="2" fo:text-indent="0in" style:auto-text-indent="false" fo:padding="0.05in" fo:border-left="none" fo:border-right="none" fo:border-top="0.0071in solid #000000" fo:border-bottom="0.0071in solid #000000" style:shadow="none" style:join-border="false"/>
      <style:text-properties style:use-window-font-color="true" style:font-name="Courier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fo:orphans="2" fo:widows="2" fo:text-indent="0in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fo:line-height="150%" fo:orphans="2" fo:widows="2"/>
      <style:text-properties fo:color="#800000" style:font-name="Arial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weight-complex="bold"/>
    </style:style>
    <style:style style:name="Table_20_Title" style:display-name="Table Title" style:family="paragraph" style:next-style-name="Standard">
      <style:paragraph-properties fo:margin-top="0.0835in" fo:margin-bottom="0.0835in" fo:line-height="150%" fo:orphans="2" fo:widows="2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fo:line-height="150%" fo:orphans="2" fo:widows="2"/>
      <style:text-properties style:use-window-font-color="true" style:font-name="Futura-Book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fo:line-height="150%" fo:orphans="2" fo:widows="2" fo:text-indent="0in" style:auto-text-indent="false"/>
      <style:text-properties fo:color="#ff0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fo:line-height="150%" fo:orphans="2" fo:widows="2"/>
      <style:text-properties fo:font-variant="small-caps" fo:color="#008000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fo:line-height="150%" fo:orphans="2" fo:widows="2"/>
      <style:text-properties fo:color="#800000" style:font-name="Arial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fo:line-height="150%" fo:orphans="2" fo:widows="2"/>
      <style:text-properties fo:color="#800000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fo:line-height="150%" fo:orphans="2" fo:widows="2"/>
      <style:text-properties fo:color="#800000" style:font-name="Arial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fo:line-height="150%" fo:orphans="2" fo:widows="2" fo:text-indent="-0.5in" style:auto-text-indent="false"/>
      <style:text-properties fo:color="#800000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Default_20_Paragraph_20_Font" style:display-name="Default Paragraph Font" style:family="text"/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size="10pt" style:font-size-asian="10pt"/>
    </style:style>
    <style:style style:name="LiteralBold" style:family="text" style:parent-style-name="Default_20_Paragraph_20_Font">
      <style:text-properties fo:color="#0000ff" style:font-name="Courier" fo:font-size="10pt" fo:font-weight="bold" style:font-size-asian="10pt" style:font-weight-asian="bold"/>
    </style:style>
    <style:style style:name="LiteralItal" style:family="text" style:parent-style-name="Default_20_Paragraph_20_Font">
      <style:text-properties fo:color="#0000ff" style:font-name="Courier" fo:font-size="10pt" fo:font-style="italic" style:font-size-asian="10pt" style:font-style-asian="italic"/>
    </style:style>
    <style:style style:name="LiteralBoldItal" style:family="text" style:parent-style-name="Default_20_Paragraph_20_Font">
      <style:text-properties fo:color="#0000ff" style:font-name="Courier" fo:font-size="10pt" fo:font-style="italic" fo:font-weight="bold" style:font-size-asian="10pt" style:font-style-asian="italic" style:font-weight-asian="bold"/>
    </style:style>
    <style:style style:name="MenuArrow" style:family="text" style:parent-style-name="Default_20_Paragraph_20_Font">
      <style:text-properties fo:color="#0000ff" style:font-name="Webdings"/>
    </style:style>
    <style:style style:name="Wingdings" style:family="text" style:parent-style-name="Default_20_Paragraph_20_Font">
      <style:text-properties fo:color="#0000ff" style:font-name="Wingdings 2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ndy </meta:initial-creator>
    <meta:creation-date>2011-10-17T18:04:39</meta:creation-date>
    <dc:date>2011-10-17T18:10:47</dc:date>
    <dc:creator>Shandy </dc:creator>
    <meta:editing-duration>PT5M5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7" meta:word-count="76" meta:character-count="482"/>
  </office:meta>
</office:document-meta>
</file>